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3"/>
    <style:style style:name="P61" style:family="paragraph" style:parent-style-name="Standard" style:list-style-name="L5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2</text:p>
      <text:list xml:id="list5836734397603171387" text:style-name="L53">
        <text:list-item>
          <text:p text:style-name="P6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029080951499464079" text:style-name="L1">
        <text:list-item>
          <text:p text:style-name="P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156390301342858068" text:style-name="L2">
        <text:list-item>
          <text:p text:style-name="P1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960736086581822255" text:style-name="L3">
        <text:list-item>
          <text:p text:style-name="P11">Automatically installs cv2 if not already present. <text:s/>This package is needed for the new frame view feature.<text:line-break/></text:p>
        </text:list-item>
      </text:list>
      <text:p text:style-name="Standard">version 3.3.8</text:p>
      <text:list xml:id="list7666219400504877111" text:style-name="L4">
        <text:list-item>
          <text:p text:style-name="P12"><text:soft-page-break/>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360820279020039500" text:style-name="L5">
        <text:list-item>
          <text:p text:style-name="P13">A new button (View frame) with an associated spinner for entry of a frame number has been added:</text:p>
          <text:p text:style-name="P1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808981417058433151" text:style-name="L6">
        <text:list-item>
          <text:p text:style-name="P1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text:soft-page-break/>version 3.3.4:</text:p>
      <text:list xml:id="list2789034558321791053" text:style-name="L7">
        <text:list-item>
          <text:p text:style-name="P1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535710294935941743" text:style-name="L8">
        <text:list-item>
          <text:p text:style-name="P1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091911255736251963" text:style-name="L9">
        <text:list-item>
          <text:p text:style-name="P1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152065727524174399" text:style-name="L10">
        <text:list-item>
          <text:p text:style-name="P18">Changed main plot so that the scroll wheel only zooms the x axis.</text:p>
        </text:list-item>
        <text:list-item>
          <text:p text:style-name="P18">Changed lightcurve plot so that it conforms properly to 'start-of-exposure'.<text:line-break/></text:p>
        </text:list-item>
      </text:list>
      <text:p text:style-name="Standard">version 3.2.8</text:p>
      <text:list xml:id="list4383777757814104856" text:style-name="L11">
        <text:list-item>
          <text:p text:style-name="P19">Changed font size in help files --- it was fine for Mac but too big for Win10<text:line-break/></text:p>
        </text:list-item>
      </text:list>
      <text:p text:style-name="Standard">version 3.2.7</text:p>
      <text:list xml:id="list4030548802512877362" text:style-name="L12">
        <text:list-item>
          <text:p text:style-name="P2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756773487344346078" text:style-name="L13">
        <text:list-item>
          <text:p text:style-name="P21">This is a 'cosmetic' release --- there should be NO detectable differences from version 3.2.5 in terms of functionality.</text:p>
        </text:list-item>
        <text:list-item>
          <text:p text:style-name="P21">All python files were brought into compliance with PEP 8 coding standards. <text:s/>Only I care about that.</text:p>
        </text:list-item>
        <text:list-item>
          <text:p text:style-name="P2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1">All this 'cosmetic' work is in preparation for working on PyOTE issues again.<text:line-break/><text:soft-page-break/> </text:p>
        </text:list-item>
      </text:list>
      <text:p text:style-name="Standard">version 3.2.5</text:p>
      <text:list xml:id="list3234247042240947246" text:style-name="L14">
        <text:list-item>
          <text:p text:style-name="P2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390781298117140986" text:style-name="L15">
        <text:list-item>
          <text:p text:style-name="P23">Modified the test for newer version to accommodate the different strings returned by pip 18.1 and pip 19.0+</text:p>
        </text:list-item>
        <text:list-item>
          <text:p text:style-name="P23">Added ability to invoke PyOTE from PyMovie with an externally supplied csv file that is automatically opened.<text:line-break/></text:p>
        </text:list-item>
      </text:list>
      <text:p text:style-name="Standard">version 3.2.3</text:p>
      <text:list xml:id="list9031423735633003346" text:style-name="L16">
        <text:list-item>
          <text:p text:style-name="P2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Added support for the PyMovie csv format<text:line-break/></text:p>
        </text:list-item>
      </text:list>
      <text:p text:style-name="Standard">version 3.2.1</text:p>
      <text:list xml:id="list3718336295568663443" text:style-name="L17">
        <text:list-item>
          <text:p text:style-name="P2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327283466831830750" text:style-name="L18">
        <text:list-item>
          <text:p text:style-name="P26">Changed GUI to better align text on min max edit boxes to avoid confusion.<text:line-break/></text:p>
        </text:list-item>
      </text:list>
      <text:p text:style-name="Standard">version 3.1.9</text:p>
      <text:list xml:id="list5524316843585041739" text:style-name="L19">
        <text:list-item>
          <text:p text:style-name="P27">Fixed a bug in the test for a min/max solution search being constrained by a too large min value.<text:line-break/></text:p>
        </text:list-item>
      </text:list>
      <text:p text:style-name="Standard">version 3.1.8</text:p>
      <text:list xml:id="list4570782694363609528" text:style-name="L20">
        <text:list-item>
          <text:p text:style-name="P28">version 3.1.7 was released without an updated version history. <text:s/>Here is what was changed in 3.1.7:<text:line-break/></text:p>
        </text:list-item>
        <text:list-item>
          <text:p text:style-name="P28">Added the ability to write the data table that is displayed in the lower left corner <text:soft-page-break/>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777415049883102251" text:style-name="L21">
        <text:list-item>
          <text:p text:style-name="P29">Values entered in the Manual Timestamp Entry dialog box are now 'sticky', thus making corrections easy to do without requiring re-entry of all data. </text:p>
          <text:p text:style-name="P29"><text:line-break/>Also trapped is the case where a user has entered a custom frame time but failed to click the radio button indicating that it is to be used.<text:line-break/></text:p>
        </text:list-item>
      </text:list>
      <text:p text:style-name="Standard">version 3.1.5:</text:p>
      <text:list xml:id="list4316700745630965735" text:style-name="L22">
        <text:list-item>
          <text:p text:style-name="P3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41269274481476299" text:style-name="L23">
        <text:list-item>
          <text:p text:style-name="P31">Fixed error in new dropped reading detection logic when light curve was processed in field mode.<text:line-break/></text:p>
        </text:list-item>
        <text:list-item>
          <text:p text:style-name="P31">Cleaned up some language in tooltips.<text:line-break/></text:p>
        </text:list-item>
      </text:list>
      <text:p text:style-name="Standard">version 3.1.3:</text:p>
      <text:list xml:id="list2967856126396266451" text:style-name="L24">
        <text:list-item>
          <text:p text:style-name="P3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2">Eliminated the 'entry num' column in the data matrix at the lower left of the GUI. The 'entry num' is unused and a possible source of confusion with the frame or field number for the unwary.<text:line-break/></text:p>
        </text:list-item>
        <text:list-item>
          <text:p text:style-name="P3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ext:soft-page-break/>timestamp entry.<text:line-break/></text:p>
        </text:list-item>
      </text:list>
      <text:p text:style-name="Standard">version 3.1.2:</text:p>
      <text:list xml:id="list2421140294122764063" text:style-name="L25">
        <text:list-item>
          <text:p text:style-name="P3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026410872109514024" text:style-name="L26">
        <text:list-item>
          <text:p text:style-name="P3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916578150153669742" text:style-name="L27">
        <text:list-item>
          <text:p text:style-name="P3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535540268893897514" text:style-name="L28">
        <text:list-item>
          <text:p text:style-name="P3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474484929896577040" text:style-name="L29">
        <text:list-item>
          <text:p text:style-name="P37"><text:soft-page-break/>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089107073231182288" text:style-name="L30">
        <text:list-item>
          <text:p text:style-name="P3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728089517883900395" text:style-name="L31">
        <text:list-item>
          <text:p text:style-name="P3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141466806332516574" text:style-name="L32">
        <text:list-item>
          <text:p text:style-name="P40">Disable the Accept integration button when user overrides an automatic block analysis with a manual block selection followed by a click on the Block integrate button.<text:line-break/></text:p>
        </text:list-item>
      </text:list>
      <text:p text:style-name="Standard">version 2.1.4:</text:p>
      <text:list xml:id="list2788977840884319804" text:style-name="L33">
        <text:list-item>
          <text:p text:style-name="P41">Corrected a bug that kept manual selection of block integration from being performed after a refusal to accept the automatic block analysis results.<text:line-break/></text:p>
        </text:list-item>
      </text:list>
      <text:p text:style-name="Standard">version 2.1.3:</text:p>
      <text:list xml:id="list4816811172871415577" text:style-name="L34">
        <text:list-item>
          <text:p text:style-name="P4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104273758596759607" text:style-name="L35">
        <text:list-item>
          <text:p text:style-name="P4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629571914451237325" text:style-name="L36">
        <text:list-item>
          <text:p text:style-name="P44">Added progress bar tracking of block integration analysis because it can take an extended amount of time to complete the analysis when the light curve has many points.<text:line-break/></text:p>
        </text:list-item>
      </text:list>
      <text:p text:style-name="Standard">version 2.1.0</text:p>
      <text:list xml:id="list1832766086233452454" text:style-name="L37">
        <text:list-item>
          <text:p text:style-name="P4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text:soft-page-break/>version 2.0.9</text:p>
      <text:list xml:id="list1482782866637393814" text:style-name="L38">
        <text:list-item>
          <text:p text:style-name="P46">Made the selection of Tooltip display 'sticky'</text:p>
        </text:list-item>
        <text:list-item>
          <text:p text:style-name="P46">Duration calculation when D and R span midnight now handled correctly</text:p>
        </text:list-item>
      </text:list>
      <text:p text:style-name="Standard"/>
      <text:p text:style-name="Standard">version 2.0.8</text:p>
      <text:list xml:id="list1243534737193863802" text:style-name="L39">
        <text:list-item>
          <text:p text:style-name="P47">toolTips changed to invoke and display in a custom dialog box that can be moved and resized to better accommodate legacy displays</text:p>
        </text:list-item>
        <text:list-item>
          <text:p text:style-name="P47">Calc flash timing calculation fixed to properly deal with the non-integer frame numbers that can result from field processed csv files</text:p>
        </text:list-item>
        <text:list-item>
          <text:p text:style-name="P47">Flash timing has been verified to work with integrated light curves</text:p>
        </text:list-item>
        <text:list-item>
          <text:p text:style-name="P4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483177867049514601" text:style-name="L40">
        <text:list-item>
          <text:p text:style-name="P48">Adds a button to calculate the edge position of an LED timing flash.</text:p>
        </text:list-item>
        <text:list-item>
          <text:p text:style-name="P4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8">Adds a checkbox to force manual entry of timestamp info. <text:s/>This is useful when OCR on a VTI timed light curve has catastrophic errors. <text:s/>It is always employed when using LED flash timing.</text:p>
        </text:list-item>
      </text:list>
      <text:list xml:id="list8810902840650389281" text:style-name="L41">
        <text:list-item>
          <text:p text:style-name="P4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829768700092783664" text:style-name="L42">
        <text:list-item>
          <text:p text:style-name="P5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555257466184783197" text:style-name="L43">
        <text:list-item>
          <text:p text:style-name="P51">files generated by pyote now contain PYOTE in the filename.<text:line-break/></text:p>
        </text:list-item>
        <text:list-item>
          <text:p text:style-name="P51">Timestamps can be corrupted to the point that a timeDelta of 0.0 can result. <text:s/>This version traps that event and reports it clearly --- 2.0.4 failed silently with a divide by zero exception<text:line-break/></text:p>
        </text:list-item>
      </text:list>
      <text:p text:style-name="Standard"><text:soft-page-break/>version 2.0.4</text:p>
      <text:list xml:id="list7357561155954314478" text:style-name="L44">
        <text:list-item>
          <text:p text:style-name="P5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9080486991330444208" text:style-name="L45">
        <text:list-item>
          <text:p text:style-name="P5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015858756147822577" text:style-name="L46">
        <text:list-item>
          <text:p text:style-name="P5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749174072046229976" text:style-name="L47">
        <text:list-item>
          <text:p text:style-name="P55">improved handling of D and R region selection so that one cannot enter an invalid configuration --- automatic corrections/changes are applied.<text:line-break/></text:p>
        </text:list-item>
        <text:list-item>
          <text:p text:style-name="P5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110838283860388013" text:style-name="L48">
        <text:list-item>
          <text:p text:style-name="P5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65672838447911884" text:style-name="L49">
        <text:list-item>
          <text:p text:style-name="P5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text:soft-page-break/>final report will hopefully help reduce the number of such errors.</text:p>
        </text:list-item>
      </text:list>
      <text:p text:style-name="Standard"/>
      <text:p text:style-name="Standard">Version 1.45</text:p>
      <text:list xml:id="list6132963685727507803" text:style-name="L50">
        <text:list-item>
          <text:p text:style-name="P5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293686545489383781" text:style-name="L51">
        <text:list-item>
          <text:p text:style-name="P5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31443927763520117" text:style-name="L52">
        <text:list-item>
          <text:p text:style-name="P6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17T09:28:10</dc:date>
    <meta:editing-cycles>81</meta:editing-cycles>
    <meta:editing-duration>PT20H2M49S</meta:editing-duration>
    <meta:document-statistic meta:table-count="0" meta:image-count="2" meta:object-count="0" meta:page-count="12" meta:paragraph-count="158" meta:word-count="4671" meta:character-count="27220"/>
    <meta:template xlink:type="simple" xlink:actuate="onRequest" xlink:title="" xlink:href="Normal"/>
  </office:meta>
</office:document-meta>
</file>